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weight="bold" officeooo:paragraph-rsid="0011d9f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paragraph-rsid="0011d9f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normal" officeooo:rsid="00191d34" officeooo:paragraph-rsid="0011d9f9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191d34" officeooo:paragraph-rsid="0011d9f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normal" officeooo:rsid="0011d9f9" officeooo:paragraph-rsid="0011d9f9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" fo:font-weight="normal" officeooo:rsid="00191d34" officeooo:paragraph-rsid="0011d9f9" style:font-weight-asian="normal" style:font-weight-complex="normal"/>
    </style:style>
    <style:style style:name="P7" style:family="paragraph" style:parent-style-name="Heading_20_1">
      <style:text-properties officeooo:rsid="0011d9f9" officeooo:paragraph-rsid="0011d9f9"/>
    </style:style>
    <style:style style:name="P8" style:family="paragraph" style:parent-style-name="Text_20_body">
      <style:text-properties officeooo:rsid="0011d9f9" officeooo:paragraph-rsid="0011d9f9"/>
    </style:style>
    <style:style style:name="P9" style:family="paragraph" style:parent-style-name="Heading_20_1">
      <style:paragraph-properties fo:break-before="page"/>
      <style:text-properties officeooo:rsid="00124138" officeooo:paragraph-rsid="00124138"/>
    </style:style>
    <style:style style:name="P10" style:family="paragraph" style:parent-style-name="Text_20_body">
      <style:text-properties officeooo:paragraph-rsid="00124138"/>
    </style:style>
    <style:style style:name="P11" style:family="paragraph" style:parent-style-name="Heading_20_1">
      <style:paragraph-properties fo:break-before="page"/>
      <style:text-properties officeooo:rsid="0012be6b" officeooo:paragraph-rsid="0012be6b"/>
    </style:style>
    <style:style style:name="P12" style:family="paragraph" style:parent-style-name="Text_20_body">
      <style:text-properties officeooo:rsid="00149649" officeooo:paragraph-rsid="002c9bb3"/>
    </style:style>
    <style:style style:name="P13" style:family="paragraph" style:parent-style-name="Text_20_body" style:list-style-name="L1">
      <style:text-properties officeooo:rsid="00149649" officeooo:paragraph-rsid="002c9bb3"/>
    </style:style>
    <style:style style:name="P14" style:family="paragraph" style:parent-style-name="Text_20_body" style:list-style-name="L1">
      <style:text-properties officeooo:rsid="002c9bb3" officeooo:paragraph-rsid="002c9bb3"/>
    </style:style>
    <style:style style:name="P15" style:family="paragraph" style:parent-style-name="Text_20_body">
      <style:text-properties officeooo:rsid="00171b2a" officeooo:paragraph-rsid="00171b2a"/>
    </style:style>
    <style:style style:name="P16" style:family="paragraph" style:parent-style-name="Text_20_body">
      <style:text-properties officeooo:rsid="002e95da" officeooo:paragraph-rsid="002e95da"/>
    </style:style>
    <style:style style:name="P17" style:family="paragraph" style:parent-style-name="Text_20_body">
      <style:paragraph-properties fo:margin-left="0in" fo:text-indent="0in" style:auto-text-indent="false"/>
      <style:text-properties officeooo:rsid="001ca381" officeooo:paragraph-rsid="001ca381"/>
    </style:style>
    <style:style style:name="P18" style:family="paragraph" style:parent-style-name="Text_20_body" style:list-style-name="L2">
      <style:text-properties officeooo:rsid="001898d6" officeooo:paragraph-rsid="001898d6"/>
    </style:style>
    <style:style style:name="P19" style:family="paragraph" style:parent-style-name="Text_20_body" style:list-style-name="L2">
      <style:text-properties officeooo:rsid="00320c76" officeooo:paragraph-rsid="00320c76"/>
    </style:style>
    <style:style style:name="P20" style:family="paragraph" style:parent-style-name="Text_20_body" style:list-style-name="L2">
      <style:paragraph-properties fo:margin-left="0in" fo:text-indent="0in" style:auto-text-indent="false"/>
      <style:text-properties officeooo:rsid="001898d6" officeooo:paragraph-rsid="001898d6"/>
    </style:style>
    <style:style style:name="P21" style:family="paragraph" style:parent-style-name="Heading_20_1">
      <style:paragraph-properties fo:break-before="page"/>
      <style:text-properties officeooo:rsid="001ca381" officeooo:paragraph-rsid="001ca381"/>
    </style:style>
    <style:style style:name="P22" style:family="paragraph" style:parent-style-name="Heading_20_2">
      <style:text-properties officeooo:rsid="001ca381" officeooo:paragraph-rsid="001ca381"/>
    </style:style>
    <style:style style:name="P23" style:family="paragraph" style:parent-style-name="Text_20_body">
      <style:text-properties officeooo:rsid="001f1070" officeooo:paragraph-rsid="001f1070"/>
    </style:style>
    <style:style style:name="P24" style:family="paragraph" style:parent-style-name="Text_20_body">
      <style:text-properties officeooo:rsid="00250e54" officeooo:paragraph-rsid="00250e54"/>
    </style:style>
    <style:style style:name="P25" style:family="paragraph" style:parent-style-name="Text_20_body" style:list-style-name="L3">
      <style:text-properties officeooo:rsid="00250e54" officeooo:paragraph-rsid="00250e54"/>
    </style:style>
    <style:style style:name="P26" style:family="paragraph" style:parent-style-name="Text_20_body" style:list-style-name="L3">
      <style:text-properties officeooo:rsid="002597a1" officeooo:paragraph-rsid="002597a1"/>
    </style:style>
    <style:style style:name="P27" style:family="paragraph" style:parent-style-name="Text_20_body" style:list-style-name="L3">
      <style:text-properties officeooo:rsid="002597a1" officeooo:paragraph-rsid="002597a1" fo:background-color="transparent"/>
    </style:style>
    <style:style style:name="P28" style:family="paragraph" style:parent-style-name="Text_20_body">
      <style:text-properties officeooo:rsid="002335de" officeooo:paragraph-rsid="002335de"/>
    </style:style>
    <style:style style:name="P29" style:family="paragraph" style:parent-style-name="Heading_20_2">
      <style:text-properties officeooo:rsid="001ca381" officeooo:paragraph-rsid="003488e2"/>
    </style:style>
    <style:style style:name="P30" style:family="paragraph" style:parent-style-name="Text_20_body">
      <style:text-properties officeooo:paragraph-rsid="003488e2"/>
    </style:style>
    <style:style style:name="P31" style:family="paragraph" style:parent-style-name="Heading_20_1">
      <style:paragraph-properties fo:break-before="page"/>
      <style:text-properties officeooo:rsid="00250e54" officeooo:paragraph-rsid="00250e54"/>
    </style:style>
    <style:style style:name="P32" style:family="paragraph" style:parent-style-name="Heading_20_2">
      <style:text-properties officeooo:rsid="003521cb" officeooo:paragraph-rsid="003521cb"/>
    </style:style>
    <style:style style:name="P33" style:family="paragraph" style:parent-style-name="Text_20_body">
      <style:text-properties officeooo:rsid="0035546d" officeooo:paragraph-rsid="0035546d"/>
    </style:style>
    <style:style style:name="P34" style:family="paragraph" style:parent-style-name="Text_20_body" style:list-style-name="L4">
      <style:text-properties officeooo:rsid="0035546d" officeooo:paragraph-rsid="0035546d"/>
    </style:style>
    <style:style style:name="P35" style:family="paragraph" style:parent-style-name="Text_20_body" style:list-style-name="L4">
      <style:text-properties officeooo:rsid="0035546d" officeooo:paragraph-rsid="00363fef"/>
    </style:style>
    <style:style style:name="P36" style:family="paragraph" style:parent-style-name="Text_20_body" style:list-style-name="L4">
      <style:text-properties officeooo:rsid="00363fef" officeooo:paragraph-rsid="00363fef"/>
    </style:style>
    <style:style style:name="P37" style:family="paragraph" style:parent-style-name="Text_20_body" style:list-style-name="L4">
      <style:text-properties officeooo:rsid="0039eda9" officeooo:paragraph-rsid="0039eda9"/>
    </style:style>
    <style:style style:name="P38" style:family="paragraph" style:parent-style-name="Text_20_body" style:list-style-name="L4">
      <style:text-properties officeooo:rsid="00363fef" officeooo:paragraph-rsid="0039eda9"/>
    </style:style>
    <style:style style:name="P39" style:family="paragraph" style:parent-style-name="Text_20_body" style:list-style-name="L4">
      <style:text-properties officeooo:rsid="003733f2" officeooo:paragraph-rsid="003733f2"/>
    </style:style>
    <style:style style:name="P40" style:family="paragraph" style:parent-style-name="Text_20_body" style:list-style-name="L4">
      <style:text-properties officeooo:rsid="00376bb4" officeooo:paragraph-rsid="00376bb4"/>
    </style:style>
    <style:style style:name="P41" style:family="paragraph" style:parent-style-name="Text_20_body" style:list-style-name="L4">
      <style:text-properties officeooo:rsid="00376bb4" officeooo:paragraph-rsid="0039eda9"/>
    </style:style>
    <style:style style:name="P42" style:family="paragraph" style:parent-style-name="Text_20_body" style:list-style-name="L4">
      <style:text-properties officeooo:paragraph-rsid="00376bb4"/>
    </style:style>
    <style:style style:name="P43" style:family="paragraph" style:parent-style-name="Text_20_body" style:list-style-name="L4">
      <style:text-properties officeooo:rsid="003f48f5" officeooo:paragraph-rsid="003f48f5"/>
    </style:style>
    <style:style style:name="P44" style:family="paragraph" style:parent-style-name="Text_20_body" style:list-style-name="L4">
      <style:text-properties officeooo:rsid="0040bd3a" officeooo:paragraph-rsid="0040bd3a"/>
    </style:style>
    <style:style style:name="P45" style:family="paragraph" style:parent-style-name="Text_20_body" style:list-style-name="L4">
      <style:text-properties officeooo:rsid="0040bd3a" officeooo:paragraph-rsid="0040bd3a" fo:background-color="transparent"/>
    </style:style>
    <style:style style:name="P46" style:family="paragraph" style:parent-style-name="Text_20_body" style:list-style-name="L4">
      <style:text-properties officeooo:paragraph-rsid="0040bd3a"/>
    </style:style>
    <style:style style:name="P47" style:family="paragraph" style:parent-style-name="Text_20_body">
      <style:paragraph-properties fo:margin-left="0in" fo:text-indent="0in" style:auto-text-indent="false"/>
      <style:text-properties officeooo:paragraph-rsid="0040bd3a"/>
    </style:style>
    <style:style style:name="P48" style:family="paragraph" style:parent-style-name="Heading_20_2">
      <style:text-properties officeooo:rsid="00445178" officeooo:paragraph-rsid="00445178"/>
    </style:style>
    <style:style style:name="P49" style:family="paragraph" style:parent-style-name="Text_20_body">
      <style:text-properties officeooo:rsid="00445178" officeooo:paragraph-rsid="00445178"/>
    </style:style>
    <style:style style:name="P50" style:family="paragraph" style:parent-style-name="Text_20_body">
      <style:text-properties officeooo:rsid="0045a4af" officeooo:paragraph-rsid="0045a4af"/>
    </style:style>
    <style:style style:name="P51" style:family="paragraph" style:parent-style-name="Text_20_body" style:list-style-name="L5">
      <style:text-properties officeooo:rsid="0045a4af" officeooo:paragraph-rsid="0045a4af"/>
    </style:style>
    <style:style style:name="P52" style:family="paragraph" style:parent-style-name="Heading_20_1">
      <style:paragraph-properties fo:break-before="page"/>
      <style:text-properties officeooo:rsid="00445178" officeooo:paragraph-rsid="00445178"/>
    </style:style>
    <style:style style:name="P53" style:family="paragraph" style:parent-style-name="Text_20_body">
      <style:text-properties officeooo:paragraph-rsid="00445178"/>
    </style:style>
    <style:style style:name="T1" style:family="text">
      <style:text-properties officeooo:rsid="0011d9f9"/>
    </style:style>
    <style:style style:name="T2" style:family="text">
      <style:text-properties officeooo:rsid="00126036"/>
    </style:style>
    <style:style style:name="T3" style:family="text">
      <style:text-properties officeooo:rsid="002c9bb3"/>
    </style:style>
    <style:style style:name="T4" style:family="text">
      <style:text-properties officeooo:rsid="002a86c4"/>
    </style:style>
    <style:style style:name="T5" style:family="text">
      <style:text-properties officeooo:rsid="003475f3"/>
    </style:style>
    <style:style style:name="T6" style:family="text">
      <style:text-properties officeooo:rsid="002e646c"/>
    </style:style>
    <style:style style:name="T7" style:family="text">
      <style:text-properties officeooo:rsid="001a7453"/>
    </style:style>
    <style:style style:name="T8" style:family="text">
      <style:text-properties officeooo:rsid="001c84bb"/>
    </style:style>
    <style:style style:name="T9" style:family="text">
      <style:text-properties officeooo:rsid="002e95da"/>
    </style:style>
    <style:style style:name="T10" style:family="text">
      <style:text-properties officeooo:rsid="003488e2" fo:background-color="transparent" loext:char-shading-value="0"/>
    </style:style>
    <style:style style:name="T11" style:family="text">
      <style:text-properties fo:font-family="'Liberation Serif'" style:font-style-name="Regular" style:font-family-generic="roman" style:font-pitch="variable"/>
    </style:style>
    <style:style style:name="T12" style:family="text">
      <style:text-properties officeooo:rsid="003488e2"/>
    </style:style>
    <style:style style:name="T13" style:family="text">
      <style:text-properties officeooo:rsid="00320c76"/>
    </style:style>
    <style:style style:name="T14" style:family="text">
      <style:text-properties officeooo:rsid="001dc91f"/>
    </style:style>
    <style:style style:name="T15" style:family="text">
      <style:text-properties officeooo:rsid="001f1070"/>
    </style:style>
    <style:style style:name="T16" style:family="text">
      <style:text-properties officeooo:rsid="0020e3ee"/>
    </style:style>
    <style:style style:name="T17" style:family="text">
      <style:text-properties officeooo:rsid="001fc4a9"/>
    </style:style>
    <style:style style:name="T18" style:family="text">
      <style:text-properties officeooo:rsid="00222322"/>
    </style:style>
    <style:style style:name="T19" style:family="text">
      <style:text-properties officeooo:rsid="002335de"/>
    </style:style>
    <style:style style:name="T20" style:family="text">
      <style:text-properties officeooo:rsid="002591fb"/>
    </style:style>
    <style:style style:name="T21" style:family="text">
      <style:text-properties officeooo:rsid="00293aa3"/>
    </style:style>
    <style:style style:name="T22" style:family="text">
      <style:text-properties officeooo:rsid="002597a1"/>
    </style:style>
    <style:style style:name="T23" style:family="text">
      <style:text-properties officeooo:rsid="00250e54"/>
    </style:style>
    <style:style style:name="T24" style:family="text">
      <style:text-properties officeooo:rsid="003521cb"/>
    </style:style>
    <style:style style:name="T25" style:family="text">
      <style:text-properties officeooo:rsid="0035546d"/>
    </style:style>
    <style:style style:name="T26" style:family="text">
      <style:text-properties officeooo:rsid="00363fef"/>
    </style:style>
    <style:style style:name="T27" style:family="text">
      <style:text-properties officeooo:rsid="0039eda9"/>
    </style:style>
    <style:style style:name="T28" style:family="text">
      <style:text-properties officeooo:rsid="00376bb4"/>
    </style:style>
    <style:style style:name="T29" style:family="text">
      <style:text-properties officeooo:rsid="003baf14"/>
    </style:style>
    <style:style style:name="T30" style:family="text">
      <style:text-properties officeooo:rsid="003895e3"/>
    </style:style>
    <style:style style:name="T31" style:family="text">
      <style:text-properties officeooo:rsid="003959f6"/>
    </style:style>
    <style:style style:name="T32" style:family="text">
      <style:text-properties officeooo:rsid="003bff3b"/>
    </style:style>
    <style:style style:name="T33" style:family="text">
      <style:text-properties officeooo:rsid="003dc972"/>
    </style:style>
    <style:style style:name="T34" style:family="text">
      <style:text-properties officeooo:rsid="004958a1"/>
    </style:style>
    <style:style style:name="T35" style:family="text">
      <style:text-properties officeooo:rsid="0049fe4c"/>
    </style:style>
    <style:style style:name="T36" style:family="text">
      <style:text-properties officeooo:rsid="0040bd3a"/>
    </style:style>
    <style:style style:name="T37" style:family="text">
      <style:text-properties fo:background-color="#ff8000" loext:char-shading-value="0"/>
    </style:style>
    <style:style style:name="T38" style:family="text">
      <style:text-properties officeooo:rsid="0040bd3a" fo:background-color="transparent" loext:char-shading-value="0"/>
    </style:style>
    <style:style style:name="T39" style:family="text">
      <style:text-properties officeooo:rsid="0047640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вительство Российской Федерации </text:p>
      <text:p text:style-name="P2">Нижегородский филиал </text:p>
      <text:p text:style-name="P2">Федерального государственного автономного образовательного учреждения <text:s/>высшего образования</text:p>
      <text:p text:style-name="P2">"Национальный исследовательский университет"</text:p>
      <text:p text:style-name="P2">"Высшая Школа Экономики" </text:p>
      <text:p text:style-name="P2"/>
      <text:p text:style-name="P2"/>
      <text:p text:style-name="P2">Факультет информатики, математики и компьютерных наук Программа подготовки бакалавров по направлению </text:p>
      <text:p text:style-name="P2">09.03.04 Программная инженерия</text:p>
      <text:p text:style-name="P2"/>
      <text:p text:style-name="P2"/>
      <text:p text:style-name="P2"/>
      <text:p text:style-name="P3">Пичугин Артём Алексеевич</text:p>
      <text:p text:style-name="P3"/>
      <text:p text:style-name="P4">КУРСОВАЯ РАБОТА</text:p>
      <text:p text:style-name="P2"/>
      <text:p text:style-name="P2"/>
      <text:p text:style-name="P5">Разработка бэкенда кроссплатформенного приложения для владельцев гражданского оружия DryFire</text:p>
      <text:p text:style-name="P3"/>
      <text:p text:style-name="P3"/>
      <text:p text:style-name="P3"/>
      <text:p text:style-name="P3"/>
      <text:p text:style-name="P6">Научный руководитель:</text:p>
      <text:p text:style-name="P6">Зотов Е.М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>Нижний Новгород, 202<text:span text:style-name="T1">6</text:span> г.</text:p>
      <text:h text:style-name="P7" text:outline-level="1"><text:soft-page-break/>Аннотация</text:h>
      <text:p text:style-name="P8">В<text:span text:style-name="T2"> теоритеч</text:span>еской части работы приводится описание предметной области, анализ существующих на рынке решений и актуальности разработки. В практической части работы представлен реальный процесс разработки серверной части приложения и продемонстрированы результаты в виде демонстрации работы API.</text:p>
      <text:h text:style-name="P9" text:outline-level="1">Ключевые слова</text:h>
      <text:p text:style-name="P10"/>
      <text:h text:style-name="P9" text:outline-level="1">Оглавление</text:h>
      <text:h text:style-name="P11" text:outline-level="1">Введение</text:h>
      <text:p text:style-name="P12"><text:span text:style-name="T3">В</text:span> последние годы <text:span text:style-name="T3">ц</text:span>ифровизация государственн<text:span text:style-name="T3">ых сервисов</text:span><text:span text:style-name="T4"> </text:span>является одн<text:span text:style-name="T3">им</text:span> из самых активно развивающихся <text:span text:style-name="T3">направлениий</text:span> <text:span text:style-name="T3">в</text:span><text:span text:style-name="T4"> Российской Федерации</text:span>. Сфера оборота гражданского оружия не является исключением. <text:span text:style-name="T5">Но всё же в</text:span>ладельцы гражданского оружия часто сталкиваются с <text:span text:style-name="T3">целым рядом </text:span>проблем:</text:p>
      <text:list text:style-name="L1">
        <text:list-item>
          <text:p text:style-name="P13"><text:span text:style-name="T3">необходимые </text:span>законадательные акты <text:span text:style-name="T3">находятся в нескольких источниках, часто обновляются и добавляю</text:span><text:span text:style-name="T5">т</text:span><text:span text:style-name="T3">ся </text:span><text:span text:style-name="T5">новые</text:span></text:p>
        </text:list-item>
        <text:list-item>
          <text:p text:style-name="P14">все необходимые для оружия документы выдаются на определенный срок, разными ведомствами и органи<text:span text:style-name="T5">з</text:span>ациями, зачастую <text:span text:style-name="T6">в разные даты</text:span>, что увеличивает вероятность забыть вовремя подать заявк<text:span text:style-name="T6">у</text:span> на продление</text:p>
        </text:list-item>
      </text:list>
      <text:p text:style-name="P15">По последним актуальным данным от Росгвардии, на 2020 год количество единиц оружия составляло 6.5 миллионов, <text:span text:style-name="T7">которыми владели 4.3 миллиона человек</text:span>. <text:span text:style-name="T8">Введение новых ограничений и ужесточение контроля может привести к снижению активных владельцев оружия и тем самым привести к снижению уровня оружейной культуры в стране.</text:span></text:p>
      <text:p text:style-name="P16">Любому стрелку, охотнику или спортсмену важно контролировать расход боеприпасов, следить за сроками технического обслуживания оружия, записывать результаты тренировок и использовать различные инструменты, например баллистический калькулятор. </text:p>
      <text:p text:style-name="P17">Разрабат<text:span text:style-name="T9">ы</text:span>ваемая система призвана облегчить пользователю доступ ко всей нео<text:span text:style-name="T9">б</text:span>ходимой владельцу оружия информации, контролировать свой арсенал, следить за изменениями в законодательстве и не пропустить сроки <text:span text:style-name="T9">продления всех необходимых разрешений и лицензий</text:span>.</text:p>
      <text:p text:style-name="P15">Целью данной курсовой работы является разработка серверной части кроссплатформенного приложения «Dryfire» для владельцев гражданского оружия.</text:p>
      <text:p text:style-name="P15">Для достижения целей, поставленных в данной работе решаются следующие задачи:</text:p>
      <text:list text:style-name="L2">
        <text:list-item>
          <text:p text:style-name="P18">Провести анализ <text:span text:style-name="T10">актуальности разработки</text:span>.</text:p>
        </text:list-item>
        <text:list-item>
          <text:p text:style-name="P19">Провести анализ <text:span text:style-name="T11">технологий разработки программного обеспечения.</text:span></text:p>
        </text:list-item>
        <text:list-item>
          <text:p text:style-name="P18"><text:soft-page-break/>Провести анализ нормативно-правовой базы в сфере оборота гражданского оружия <text:span text:style-name="T4">и API для </text:span><text:span text:style-name="T12">программного</text:span><text:span text:style-name="T4"> взаимодействия с </text:span><text:span text:style-name="T13">источниками нормативно-правовых актов.</text:span></text:p>
        </text:list-item>
        <text:list-item>
          <text:p text:style-name="P18">Определить функционал разрабатываемого приложения.</text:p>
        </text:list-item>
        <text:list-item>
          <text:p text:style-name="P18">Разработать серверную часть приложения.</text:p>
          <text:p text:style-name="P20"/>
        </text:list-item>
      </text:list>
      <text:h text:style-name="P21" text:outline-level="1">Глава 1. Анализ предметной области <text:span text:style-name="T12">для разработки приложения</text:span></text:h>
      <text:h text:style-name="P22" text:outline-level="2">1.1 Анализ <text:span text:style-name="T14">а</text:span><text:span text:style-name="T15">ктуальности разработки</text:span></text:h>
      <text:p text:style-name="P23">На данный момент в сфере гражданского вооружения существует не так много приложений и сервисов. <text:span text:style-name="T16">США является лидером по количеству огнестрельного оружия в частном владении, поэтому значительная доля</text:span> приложений ориентирована на <text:span text:style-name="T16">граждан этой страны</text:span>. <text:span text:style-name="T16">Так как законы об оружии там более свободные, то владельцам оружия не приходится сталкиваться с теми же проблемами, что испытывают граждане РФ</text:span><text:span text:style-name="T17">. Так же есть приложения, созданные конкретно для баллистических расчетов, но из-за различий в системе </text:span><text:span text:style-name="T12">создает</text:span><text:span text:style-name="T17"> неудобства для пользователей, </text:span><text:span text:style-name="T16">привыкших к метрической системе. </text:span><text:span text:style-name="T12">Так же их функционал ограничени: </text:span><text:span text:style-name="T18">отсутствует учет документов и своего арсенала. </text:span><text:span text:style-name="T19">Еще одной актуальной проблемой является недоступность западных сервисов на территории нашей страны без средств обхода блокировок, а так же невозможность оплатить какие-либо дополнительные функции с помощью российских платежных систем.</text:span></text:p>
      <text:p text:style-name="P24">!!!Список причин создания приложения:</text:p>
      <text:list text:style-name="L3">
        <text:list-item>
          <text:p text:style-name="P25">Растущее количество законов в сфере оборота гражданского оружия: несмотря на активную цифровизацию государственных ведомств, соблюдение всех необходимых сроков, оформление нужных документов, прохожден<text:span text:style-name="T20">ие процедур требует глубокого погружения в законодательную базу, где легко может запутаться даже опытный владелец ружья. Наличие платформы, которое может автоматизировать часть этих процессов <text:s/>и упростить контроль за документами снизит стресс, возникающий из-за бюррократических проволочек.</text:span></text:p>
        </text:list-item>
        <text:list-item>
          <text:p text:style-name="P26">Учет боеприпасов: <text:span text:style-name="T21">Контроль количества израсходованных боеприпасов поможет запланироват</text:span><text:span text:style-name="T4">ь</text:span><text:span text:style-name="T21"> покупку новых </text:span><text:span text:style-name="T4">после проведенной стрелковой сессии или охоты</text:span><text:span text:style-name="T21">. Так же у пользователя всегда под рукой отчет, который можно предоставить сотрудникам компететных органов в случае какой-либо проверки условий хранения и использования оружия.</text:span></text:p>
        </text:list-item>
        <text:list-item>
          <text:p text:style-name="P27"><text:span text:style-name="T12">Периодический к</text:span>онтроль за состоянием оружия.</text:p>
        </text:list-item>
        <text:list-item>
          <text:p text:style-name="P26"><text:soft-page-break/>Электронный инструментарий: умение пользоваться оружием не ограничивается только лишь умением нажать на спусковой крючок. Стрелок должен понимать баллистические характеристики своего <text:span text:style-name="T12">оружия</text:span>, боеприпасов, влияние погодных условий и прочих аспектов на выстрел. </text:p>
        </text:list-item>
      </text:list>
      <text:p text:style-name="P28">Перечисленные выше аспекты указывают на то, что <text:span text:style-name="T22">на сегодняшний момент</text:span> <text:span text:style-name="T23">разработка приложения имеет значительную актуальность для владельцев гражданского оружия.</text:span></text:p>
      <text:p text:style-name="P28"/>
      <text:h text:style-name="P29" text:outline-level="2">1.<text:span text:style-name="T12">2</text:span> Анализ <text:span text:style-name="T12">существующих технологий разработки прикладного программного обеспечения</text:span></text:h>
      <text:p text:style-name="P30"/>
      <text:h text:style-name="P31" text:outline-level="1">Глава 2. <text:span text:style-name="T24">Разработка серверной части приложения</text:span></text:h>
      <text:h text:style-name="P32" text:outline-level="2">2.1 <text:span text:style-name="T25">Функциональные требования</text:span></text:h>
      <text:p text:style-name="P33">Исходя из проблем владельцев гражданского оружия, были составлены следующие требования к серверной части приложения:</text:p>
      <text:list text:style-name="L4">
        <text:list-item>
          <text:p text:style-name="P34">Управление пользователями, аутентификация и безопасность</text:p>
          <text:list>
            <text:list-item>
              <text:p text:style-name="P34"><text:s/><text:span text:style-name="T26">Сервер должен принимать учетные данные от клиентского приложения, валидировать их и при успешной авторизации генерировать и возвращать защищенный токен сессии.</text:span></text:p>
            </text:list-item>
            <text:list-item>
              <text:p text:style-name="P34"><text:s/><text:span text:style-name="T27">Учетные данные должны включать в себя: имя, регион, язык</text:span></text:p>
            </text:list-item>
            <text:list-item>
              <text:p text:style-name="P35"><text:s/><text:span text:style-name="T26">При регистрации нового аккаунта должна генерировать уникальную ссылку с ограниченым сроком действия и отправлять её пользователю для верификации через интеграцию с почтовым сервисым или верифицировать сгенерированный ключ в OAuth 2.0.</text:span></text:p>
            </text:list-item>
            <text:list-item>
              <text:p text:style-name="P36"><text:s/>Система должна обеспечивать шифрование пользовательских чувствительных данных с помощью <text:span text:style-name="T28">современных</text:span> алгоритмов шифрования.</text:p>
            </text:list-item>
            <text:list-item>
              <text:p text:style-name="P36"><text:s/><text:span text:style-name="T29">Система должна хранить данные о последнем визите пользователя.</text:span></text:p>
            </text:list-item>
          </text:list>
        </text:list-item>
        <text:list-item>
          <text:p text:style-name="P36">Обработка данных</text:p>
          <text:list>
            <text:list-item>
              <text:p text:style-name="P36"><text:s/>Бэкенд должен осуществлять валидацию всех входных данных, чтобы предотвратить сохранение некорректной информации <text:s/><text:span text:style-name="T30">или </text:span>попытки внедрения вредоносного кода, <text:span text:style-name="T30">возвращать ошибку в случае, если клиентское приложение не отправило все обязательные данные.</text:span></text:p>
            </text:list-item>
            <text:list-item>
              <text:p text:style-name="P36"><text:s text:c="2"/>Сервер должен принимать загружаемые мультимедийные файлы (сканы разрешений, фотографии), безопасно размещать их в облачном объектном хранилище и связывать ссылки на эти документы со строками в реляционной базе данных конкретного пользователя.</text:p>
            </text:list-item>
          </text:list>
        </text:list-item>
        <text:list-item>
          <text:p text:style-name="P37">Справочник нормативно-правовых актов</text:p>
          <text:list>
            <text:list-item>
              <text:p text:style-name="P38"><text:s/><text:span text:style-name="T27">Система должна хранить <text:s/>тексты законов, относящихся к обороту оружия, в зависимости от региона пользователя</text:span></text:p>
            </text:list-item>
            <text:list-item>
              <text:p text:style-name="P38"><text:soft-page-break/><text:s/><text:span text:style-name="T27">Система должна в фоновом режиме получать обновление законов и добавление новых.</text:span></text:p>
            </text:list-item>
            <text:list-item>
              <text:p text:style-name="P38"><text:s/><text:span text:style-name="T27">Система должны поддерживать версионирование документов.</text:span></text:p>
            </text:list-item>
            <text:list-item>
              <text:p text:style-name="P38"><text:s/><text:span text:style-name="T29">Система должна фильтровать документы по их назначению (транспортировка, ношение, хранение, охота, самооборона и т. п.)</text:span></text:p>
            </text:list-item>
            <text:list-item>
              <text:p text:style-name="P38"><text:s/><text:span text:style-name="T29">Система должна поддерживать полнотекстовый поиск по документам.</text:span></text:p>
            </text:list-item>
            <text:list-item>
              <text:p text:style-name="P38"><text:s/><text:span text:style-name="T29">Система должна поддерживать навигацию по категориям\темам нормативно-правовых актов.</text:span></text:p>
            </text:list-item>
            <text:list-item>
              <text:p text:style-name="P38"><text:s/><text:span text:style-name="T29">Система должна предоставить API для получения данных о последних изменениях в законах с момента последнего визита пользователя.</text:span></text:p>
            </text:list-item>
          </text:list>
        </text:list-item>
        <text:list-item>
          <text:p text:style-name="P39">Учет<text:span text:style-name="T31"> </text:span>инвентаря</text:p>
          <text:list>
            <text:list-item>
              <text:p text:style-name="P39"><text:s/><text:span text:style-name="T31">Система должна давать пользователю возможность создавать, изменять, удалять записи об оружии.</text:span></text:p>
            </text:list-item>
            <text:list-item>
              <text:p text:style-name="P39"><text:s/><text:span text:style-name="T31">Любая запись должна включать: производителя, модель, серийный номер (зашифрованные в месте хранения), тип, дату приобретения и опционально фото.</text:span></text:p>
            </text:list-item>
            <text:list-item>
              <text:p text:style-name="P39"><text:s/><text:span text:style-name="T31">Система должна поддерживать возможность связывать записи об оружии с записями о лицензиях.</text:span></text:p>
            </text:list-item>
            <text:list-item>
              <text:p text:style-name="P39"><text:s/><text:span text:style-name="T32">Система должна поддерживать каталог с типичными моделями огнестрельного оружия с их заводскими характеристиками (длина стволов, вес, используемый калибр и т.д.)</text:span></text:p>
            </text:list-item>
          </text:list>
        </text:list-item>
        <text:list-item>
          <text:p text:style-name="P40">Учет документов</text:p>
          <text:list>
            <text:list-item>
              <text:p text:style-name="P40"><text:s/><text:span text:style-name="T31">Система должна давать пользователю возможность создавать, редактировать, удалять записи о лицензиях.</text:span></text:p>
            </text:list-item>
            <text:list-item>
              <text:p text:style-name="P41"><text:s/><text:span text:style-name="T31">Записи о лицензиях должны содержать следующую информацию: место выдачи (организация), дата выдачи, дата </text:span><text:span text:style-name="T27">окончания срока действия. Для некоторых документов </text:span><text:span text:style-name="T31">дата </text:span><text:span text:style-name="T27">окончания срока действия расчитывается автоматически (на основании нормативно-правовых актов).</text:span></text:p>
            </text:list-item>
            <text:list-item>
              <text:p text:style-name="P41"><text:soft-page-break/><text:s/><text:span text:style-name="T33">Система должна помечать лицензии с истекшим сроком действия.</text:span></text:p>
            </text:list-item>
            <text:list-item>
              <text:p text:style-name="P40"><text:s/><text:span text:style-name="T30">Сервер должен хранить данные об истечении срока годности лицензий и разрешений и посылать push-уведомления, уведомления на электронную почту за 90, 60, 45, 30, 14 дней до срока истечения.</text:span></text:p>
            </text:list-item>
            <text:list-item>
              <text:p text:style-name="P40"><text:s/><text:span text:style-name="T31">Система должна предоставлять API для получения всех дедлайнов в заданном пользователем промежутке</text:span></text:p>
            </text:list-item>
            <text:list-item>
              <text:p text:style-name="P42"><text:span text:style-name="T28"><text:s/></text:span><text:span text:style-name="T33">Система должна хранить и инструкции по оформлению и продлению документов.</text:span></text:p>
            </text:list-item>
          </text:list>
        </text:list-item>
        <text:list-item>
          <text:p text:style-name="P43">Учет аммуниции</text:p>
          <text:list>
            <text:list-item>
              <text:p text:style-name="P43"><text:s/>Система должна позволять пользователям отслеживать боеприпасы с фильтрами по производителю, калибру, типу пули, типу снаряда, навески <text:span text:style-name="T34">пороха</text:span>.</text:p>
            </text:list-item>
            <text:list-item>
              <text:p text:style-name="P43"><text:s/>Система должна поддерживать ручные операции с количеством, времен<text:span text:style-name="T35">е</text:span>м и опциональным полем для заметок.</text:p>
            </text:list-item>
            <text:list-item>
              <text:p text:style-name="P43"><text:s/>Система должна вести учет всех транзакций с количеством патронов.</text:p>
            </text:list-item>
            <text:list-item>
              <text:p text:style-name="P43"><text:s/>Система должна агрегировать суммарное количество патронов по различным атрибутам.</text:p>
            </text:list-item>
            <text:list-item>
              <text:p text:style-name="P43"><text:s/>Система должна вести статистику по расход<text:span text:style-name="T35">у</text:span>: по калибрам, по оружию, за определенный временной период.</text:p>
            </text:list-item>
            <text:list-item>
              <text:p text:style-name="P43"><text:s/>Бэкенд должен предоставлять API для с историей использования и статистикой.</text:p>
            </text:list-item>
            <text:list-item>
              <text:p text:style-name="P43"><text:s/></text:p>
            </text:list-item>
          </text:list>
        </text:list-item>
        <text:list-item>
          <text:p text:style-name="P43">Баллистические расчеты</text:p>
          <text:list>
            <text:list-item>
              <text:p text:style-name="P43"><text:s/>Система должна принимать следующие баллистические параметры: калибр, вес пули, <text:span text:style-name="T36">начальная скорость, баллистический коэффициент, высота прицела над осью ствола, дистанция пристрелки.</text:span></text:p>
            </text:list-item>
            <text:list-item>
              <text:p text:style-name="P43"><text:s/>Система должна принимать параметры окружающей среды: температура, высота/давление, влажность, скорость ветра, направление ветра.</text:p>
            </text:list-item>
            <text:list-item>
              <text:p text:style-name="P43"><text:soft-page-break/><text:s/>Система должна позволять пользователям сохранять и повторно использовать именованные баллистические профили (привязанные к конкретной комбинации оружие + боеприпас)</text:p>
            </text:list-item>
            <text:list-item>
              <text:p text:style-name="P43"><text:s/>Система должна возвращать данные траектории в виде структурированной таблицы (дистанция, снижение, боковой снос, скорость, энергия, время полёта).</text:p>
            </text:list-item>
            <text:list-item>
              <text:p text:style-name="P43"><text:s/>Система должна предоставлять значения поправок вверх/вниз (MOA или MIL) на каждом шаге дистанции для корректировки прицела.</text:p>
            </text:list-item>
            <text:list-item>
              <text:p text:style-name="P43"><text:s/>Система должна поддерживать экспорт таблиц траектории в форматах JSON и CSV.</text:p>
            </text:list-item>
          </text:list>
        </text:list-item>
        <text:list-item>
          <text:p text:style-name="P44">Настройка прицела</text:p>
          <text:list>
            <text:list-item>
              <text:p text:style-name="P44"><text:s/>Система должна принимать на вход: наблюдаемое отклонение средней точки попадания (по горизонтали и вертикали) на заданной дистанции, единицу настройки прицела (MOA или MIL), цену клика оптики.</text:p>
            </text:list-item>
            <text:list-item>
              <text:p text:style-name="P44"><text:s/>Система должна рассчитывать необходимое количество кликов (по вертикали и горизонтали) для перемещения средней точки попадания в желаемую точку пристрелки.</text:p>
            </text:list-item>
            <text:list-item>
              <text:p text:style-name="P44"><text:s/><text:span text:style-name="T37">Система должна учитывать разницу между истинной MOA (1,047″ на 100 ярдов) и стрелковой MOA (1″ на 100 ярдов), когда это имеет значение.</text:span></text:p>
            </text:list-item>
            <text:list-item>
              <text:p text:style-name="P45"><text:s/>Система должна рассчитывать поправку, необходимую для перепристрелки оружия с одной дистанции на другую, используя привязанный баллистический профиль.</text:p>
            </text:list-item>
            <text:list-item>
              <text:p text:style-name="P45"><text:s/>Система должна позволять пользователям хранить профили оптики: название, тип настройки (MOA/MIL), цена клика, максимальный диапазон вертикальных/горизонтальных поправок, высота установки прицела.</text:p>
            </text:list-item>
            <text:list-item>
              <text:p text:style-name="P46"><text:span text:style-name="T38"><text:s/></text:span>Система должна привязывать профили оптики к конкретным единицам оружия.</text:p>
            </text:list-item>
          </text:list>
        </text:list-item>
        <text:list-item>
          <text:p text:style-name="P46">Безопасность данных и конфиденциальность</text:p>
          <text:list>
            <text:list-item>
              <text:p text:style-name="P46"><text:soft-page-break/><text:s/>Всё взаимодействие через API должно осуществляться по протоколу TLS 1.2+.</text:p>
            </text:list-item>
            <text:list-item>
              <text:p text:style-name="P46"><text:s/>Чувствительные поля (серийные номера, сканы лицензий, персональные документы) должны быть зашифрованы при хранении.</text:p>
            </text:list-item>
            <text:list-item>
              <text:p text:style-name="P46"><text:s/>Система должна вести журнал аудита всех операций доступа к данным и их изменения.</text:p>
            </text:list-item>
            <text:list-item>
              <text:p text:style-name="P46"><text:s/>Система должна обеспечивать ограничение частоты запросов (rate limiting) и защиту от перебора на эндпоинтах аутентификации.</text:p>
            </text:list-item>
          </text:list>
        </text:list-item>
        <text:list-item>
          <text:p text:style-name="P46">Административный API и управление контентом</text:p>
          <text:list>
            <text:list-item>
              <text:p text:style-name="P46">Система должна предоставлять административные эндпоинты для управления библиотекой правового контента (CRUD-операции над правовыми документами).</text:p>
            </text:list-item>
            <text:list-item>
              <text:p text:style-name="P46">Система должна предоставлять административные эндпоинты для управления справочным каталогом оружия.</text:p>
            </text:list-item>
            <text:list-item>
              <text:p text:style-name="P46">Система должна предоставлять административные эндпоинты для просмотра агрегированной обезличенной аналитики использования (активные пользователи, использование функций).</text:p>
            </text:list-item>
            <text:list-item>
              <text:p text:style-name="P46">Система должна предоставлять административные эндпоинты для управления конфигурацией, специфичной для юрисдикции (правила продления, лимиты боеприпасов).</text:p>
            </text:list-item>
          </text:list>
        </text:list-item>
        <text:list-item>
          <text:p text:style-name="P46">Интеграция и проектирование API</text:p>
          <text:list>
            <text:list-item>
              <text:p text:style-name="P46">Backend должен предоставлять RESTful API.</text:p>
            </text:list-item>
            <text:list-item>
              <text:p text:style-name="P46">Система должна поддерживать версионирование API через путь URL.</text:p>
            </text:list-item>
            <text:list-item>
              <text:p text:style-name="P46">Все эндпоинты, возвращающие списки, должны поддерживать пагинацию, сортировку и фильтрацию.</text:p>
            </text:list-item>
            <text:list-item>
              <text:p text:style-name="P46">Система должна возвращать стандартизированные ответы об ошибках с кодами ошибок и человекочитаемыми сообщениями.</text:p>
            </text:list-item>
          </text:list>
        </text:list-item>
      </text:list>
      <text:p text:style-name="P47"/>
      <text:h text:style-name="P48" text:outline-level="2"><text:soft-page-break/>2.2 Разработка архитектуры серверной части приложения.</text:h>
      <text:p text:style-name="P49">Серверная часть приложения является ядром всей системы, так как обычно в ней содержится основная бизнес-логика приложения, связываются все компоненты, такие как клиентские приложения, системы хранения данных, авторизация, push-уведомлений и т. п.</text:p>
      <text:p text:style-name="P50">Для разработки бэкенда были выбраны следующие инструменты:</text:p>
      <text:list text:style-name="L5">
        <text:list-item>
          <text:p text:style-name="P51">Веб-фреймворк Axum (Язык программирования Rust)</text:p>
        </text:list-item>
        <text:list-item>
          <text:p text:style-name="P51">S<text:span text:style-name="T39">QLx — асинхронная библиотека для управления SQL-запросами. Не зависит от среды выполнения. Корректность SQL-запросов проверяется во время компиляции</text:span></text:p>
        </text:list-item>
        <text:list-item>
          <text:p text:style-name="P51">Swagger</text:p>
        </text:list-item>
        <text:list-item>
          <text:p text:style-name="P51"/>
        </text:list-item>
      </text:list>
      <text:h text:style-name="P52" text:outline-level="1">Заключение</text:h>
      <text:p text:style-name="P53"/>
      <text:h text:style-name="P52" text:outline-level="1">Краткий глоссарий основных терминов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indent="0.4925in" style:auto-text-indent="false" style:page-number="auto"/>
      <style:text-properties style:font-name="Times New Roman2" fo:font-family="'Times New Roman'" style:font-style-name="Regular" style:font-family-generic="roman" style:font-pitch="variable" fo:font-size="14pt" fo:language="ru" fo:country="RU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text-align="center" style:justify-single-word="false" fo:keep-with-next="always"/>
      <style:text-properties style:font-name="Times New Roman2" fo:font-family="'Times New Roman'" style:font-style-name="Regular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font-name="Times New Roman1" fo:font-family="'Times New Roman'" style:font-style-name="Bold" style:font-family-generic="roman" style:font-pitch="variable" fo:font-size="16pt" fo:language="ru" fo:country="RU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16</text:page-number><text:bookmark-end text:name="PageNumWizard_FOOTER_Default Page Style2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13:30:50.778364400</meta:creation-date>
    <dc:date>2026-05-03T19:34:02.899884121</dc:date>
    <meta:editing-duration>P4DT21M24S</meta:editing-duration>
    <meta:editing-cycles>10</meta:editing-cycles>
    <meta:generator>LibreOffice/25.8.6.2$Linux_X86_64 LibreOffice_project/580$Build-2</meta:generator>
    <meta:document-statistic meta:table-count="0" meta:image-count="0" meta:object-count="0" meta:page-count="16" meta:paragraph-count="120" meta:word-count="1622" meta:character-count="13106" meta:non-whitespace-character-count="11624"/>
  </office:meta>
</office:document-meta>
</file>